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  <style:font-face style:name="" svg:font-family=""/>
    <style:font-face style:name="Tahoma" svg:font-family="Tahoma"/>
  </office:font-face-decls>
  <office:automatic-styles>
    <style:style style:name="T1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salam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" svg:font-family=""/>
    <style:font-face style:name="Tahoma" svg:font-family="Tahoma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en" fo:country="US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Normal" style:family="text">
      <style:text-properties style:font-name="Arial" style:font-name-complex="Arial" fo:font-size="10pt" style:font-size-asian="10pt" style:font-size-complex="10pt"/>
    </style:style>
    <style:style style:name="Normal Table" style:family="table">
      <style:table-properties style:rel-width="100" table:align="center"/>
    </style:style>
    <style:style style:name="footnote reference" style:family="text">
      <style:text-properties style:text-position="super"/>
    </style: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>mayya.soltanova</dc:creator>
    <dc:date>2020-08-18T06:43:22.000</dc:date>
    <meta:generator>PHPWord</meta:generator>
    <meta:initial-creator>mayya.soltanova</meta:initial-creator>
    <meta:creation-date>2019-03-20T19:00:00.000</meta:creation-date>
    <meta:keyword/>
    <meta:user-defined meta:name="Category"/>
    <meta:user-defined meta:name="Company"/>
    <meta:user-defined meta:name="Manager"/>
    <meta:user-defined meta:name="KSOProductBuildVer"/>
  </office:meta>
</office:document-meta>
</file>